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0.84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27cm" fo:min-width="4.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2.15cm" fo:min-width="2.2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05cm" fo:min-width="2.2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3cm" svg:height="1.1cm" svg:x="7.3cm" svg:y="2.9cm">
          <draw:text-box>
            <text:p>t0</text:p>
          </draw:text-box>
        </draw:frame>
        <draw:frame draw:style-name="gr2" draw:text-style-name="P1" draw:layer="layout" svg:width="2.1cm" svg:height="1cm" svg:x="7cm" svg:y="8.4cm">
          <draw:text-box>
            <text:p>ack1</text:p>
          </draw:text-box>
        </draw:frame>
        <draw:frame draw:style-name="gr3" draw:text-style-name="P1" draw:layer="layout" svg:width="1.3cm" svg:height="1.2cm" svg:x="7.3cm" svg:y="6.2cm">
          <draw:text-box>
            <text:p>t1</text:p>
          </draw:text-box>
        </draw:frame>
        <draw:frame draw:style-name="gr4" draw:text-style-name="P1" draw:layer="layout" svg:width="1.926cm" svg:height="1.091cm" svg:x="9.5cm" svg:y="10.409cm">
          <draw:text-box>
            <text:p>ack2</text:p>
          </draw:text-box>
        </draw:frame>
        <draw:custom-shape draw:style-name="gr5" draw:text-style-name="P2" draw:layer="layout" svg:width="5cm" svg:height="0.677cm" svg:x="1.7cm" svg:y="3.9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388cm" svg:y1="3.938cm" svg:x2="2.388cm" svg:y2="4.615cm">
          <text:p/>
        </draw:line>
        <draw:line draw:style-name="gr6" draw:text-style-name="P3" draw:layer="layout" svg:x1="3.138cm" svg:y1="3.938cm" svg:x2="3.138cm" svg:y2="4.615cm">
          <text:p/>
        </draw:line>
        <draw:line draw:style-name="gr6" draw:text-style-name="P3" draw:layer="layout" svg:x1="3.763cm" svg:y1="3.938cm" svg:x2="3.763cm" svg:y2="4.615cm">
          <text:p/>
        </draw:line>
        <draw:line draw:style-name="gr6" draw:text-style-name="P3" draw:layer="layout" svg:x1="4.45cm" svg:y1="3.938cm" svg:x2="4.45cm" svg:y2="4.615cm">
          <text:p/>
        </draw:line>
        <draw:line draw:style-name="gr6" draw:text-style-name="P3" draw:layer="layout" svg:x1="5.2cm" svg:y1="3.938cm" svg:x2="5.2cm" svg:y2="4.615cm">
          <text:p/>
        </draw:line>
        <draw:line draw:style-name="gr6" draw:text-style-name="P3" draw:layer="layout" svg:x1="5.95cm" svg:y1="3.938cm" svg:x2="5.95cm" svg:y2="4.615cm">
          <text:p/>
        </draw:line>
        <draw:custom-shape draw:style-name="gr7" draw:text-style-name="P3" draw:layer="layout" svg:width="2.75cm" svg:height="2.4cm" svg:x="1.7cm" svg:y="3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0.677cm" svg:x="12.4cm" svg:y="7.1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088cm" svg:y1="7.138cm" svg:x2="13.088cm" svg:y2="7.815cm">
          <text:p/>
        </draw:line>
        <draw:line draw:style-name="gr6" draw:text-style-name="P3" draw:layer="layout" svg:x1="13.838cm" svg:y1="7.138cm" svg:x2="13.838cm" svg:y2="7.815cm">
          <text:p/>
        </draw:line>
        <draw:line draw:style-name="gr6" draw:text-style-name="P3" draw:layer="layout" svg:x1="14.463cm" svg:y1="7.138cm" svg:x2="14.463cm" svg:y2="7.815cm">
          <text:p/>
        </draw:line>
        <draw:line draw:style-name="gr6" draw:text-style-name="P3" draw:layer="layout" svg:x1="15.15cm" svg:y1="7.138cm" svg:x2="15.15cm" svg:y2="7.815cm">
          <text:p/>
        </draw:line>
        <draw:line draw:style-name="gr6" draw:text-style-name="P3" draw:layer="layout" svg:x1="15.9cm" svg:y1="7.138cm" svg:x2="15.9cm" svg:y2="7.815cm">
          <text:p/>
        </draw:line>
        <draw:line draw:style-name="gr6" draw:text-style-name="P3" draw:layer="layout" svg:x1="16.65cm" svg:y1="7.138cm" svg:x2="16.65cm" svg:y2="7.815cm">
          <text:p/>
        </draw:line>
        <draw:custom-shape draw:style-name="gr7" draw:text-style-name="P3" draw:layer="layout" svg:width="2.75cm" svg:height="2.4cm" svg:x="12.4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0.677cm" svg:x="1.9cm" svg:y="7.0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588cm" svg:y1="7.038cm" svg:x2="2.588cm" svg:y2="7.715cm">
          <text:p/>
        </draw:line>
        <draw:line draw:style-name="gr6" draw:text-style-name="P3" draw:layer="layout" svg:x1="3.338cm" svg:y1="7.038cm" svg:x2="3.338cm" svg:y2="7.715cm">
          <text:p/>
        </draw:line>
        <draw:line draw:style-name="gr6" draw:text-style-name="P3" draw:layer="layout" svg:x1="3.963cm" svg:y1="7.038cm" svg:x2="3.963cm" svg:y2="7.715cm">
          <text:p/>
        </draw:line>
        <draw:line draw:style-name="gr6" draw:text-style-name="P3" draw:layer="layout" svg:x1="4.65cm" svg:y1="7.038cm" svg:x2="4.65cm" svg:y2="7.715cm">
          <text:p/>
        </draw:line>
        <draw:line draw:style-name="gr6" draw:text-style-name="P3" draw:layer="layout" svg:x1="5.4cm" svg:y1="7.038cm" svg:x2="5.4cm" svg:y2="7.715cm">
          <text:p/>
        </draw:line>
        <draw:line draw:style-name="gr6" draw:text-style-name="P3" draw:layer="layout" svg:x1="6.15cm" svg:y1="7.038cm" svg:x2="6.15cm" svg:y2="7.715cm">
          <text:p/>
        </draw:line>
        <draw:custom-shape draw:style-name="gr7" draw:text-style-name="P3" draw:layer="layout" svg:width="2.75cm" svg:height="2.4cm" svg:x="1.9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0.677cm" svg:x="1.8cm" svg:y="10.3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488cm" svg:y1="10.338cm" svg:x2="2.488cm" svg:y2="11.015cm">
          <text:p/>
        </draw:line>
        <draw:line draw:style-name="gr6" draw:text-style-name="P3" draw:layer="layout" svg:x1="3.238cm" svg:y1="10.338cm" svg:x2="3.238cm" svg:y2="11.015cm">
          <text:p/>
        </draw:line>
        <draw:line draw:style-name="gr6" draw:text-style-name="P3" draw:layer="layout" svg:x1="3.863cm" svg:y1="10.338cm" svg:x2="3.863cm" svg:y2="11.015cm">
          <text:p/>
        </draw:line>
        <draw:line draw:style-name="gr6" draw:text-style-name="P3" draw:layer="layout" svg:x1="4.55cm" svg:y1="10.338cm" svg:x2="4.55cm" svg:y2="11.015cm">
          <text:p/>
        </draw:line>
        <draw:line draw:style-name="gr6" draw:text-style-name="P3" draw:layer="layout" svg:x1="5.3cm" svg:y1="10.338cm" svg:x2="5.3cm" svg:y2="11.015cm">
          <text:p/>
        </draw:line>
        <draw:line draw:style-name="gr6" draw:text-style-name="P3" draw:layer="layout" svg:x1="6.05cm" svg:y1="10.338cm" svg:x2="6.05cm" svg:y2="11.015cm">
          <text:p/>
        </draw:line>
        <draw:custom-shape draw:style-name="gr7" draw:text-style-name="P3" draw:layer="layout" svg:width="2.75cm" svg:height="2.4cm" svg:x="1.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0.677cm" svg:x="12.4cm" svg:y="10.2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088cm" svg:y1="10.238cm" svg:x2="13.088cm" svg:y2="10.915cm">
          <text:p/>
        </draw:line>
        <draw:line draw:style-name="gr6" draw:text-style-name="P3" draw:layer="layout" svg:x1="13.838cm" svg:y1="10.238cm" svg:x2="13.838cm" svg:y2="10.915cm">
          <text:p/>
        </draw:line>
        <draw:line draw:style-name="gr6" draw:text-style-name="P3" draw:layer="layout" svg:x1="14.463cm" svg:y1="10.238cm" svg:x2="14.463cm" svg:y2="10.915cm">
          <text:p/>
        </draw:line>
        <draw:line draw:style-name="gr6" draw:text-style-name="P3" draw:layer="layout" svg:x1="15.15cm" svg:y1="10.238cm" svg:x2="15.15cm" svg:y2="10.915cm">
          <text:p/>
        </draw:line>
        <draw:line draw:style-name="gr6" draw:text-style-name="P3" draw:layer="layout" svg:x1="15.9cm" svg:y1="10.238cm" svg:x2="15.9cm" svg:y2="10.915cm">
          <text:p/>
        </draw:line>
        <draw:line draw:style-name="gr6" draw:text-style-name="P3" draw:layer="layout" svg:x1="16.65cm" svg:y1="10.238cm" svg:x2="16.65cm" svg:y2="10.915cm">
          <text:p/>
        </draw:line>
        <draw:custom-shape draw:style-name="gr7" draw:text-style-name="P3" draw:layer="layout" svg:width="2.75cm" svg:height="2.4cm" svg:x="12.4cm" svg:y="9.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cm" svg:y1="2.8cm" svg:x2="7cm" svg:y2="13.8cm">
          <text:p/>
        </draw:line>
        <draw:line draw:style-name="gr6" draw:text-style-name="P3" draw:layer="layout" svg:x1="12cm" svg:y1="2.6cm" svg:x2="12cm" svg:y2="13.6cm">
          <text:p/>
        </draw:line>
        <draw:line draw:style-name="gr8" draw:text-style-name="P3" draw:layer="layout" svg:x1="7cm" svg:y1="4.3cm" svg:x2="12.1cm" svg:y2="4.3cm">
          <text:p/>
        </draw:line>
        <draw:line draw:style-name="gr8" draw:text-style-name="P3" draw:layer="layout" svg:x1="12cm" svg:y1="5cm" svg:x2="7.1cm" svg:y2="10.7cm">
          <text:p/>
        </draw:line>
        <draw:custom-shape draw:style-name="gr5" draw:text-style-name="P2" draw:layer="layout" svg:width="5cm" svg:height="0.677cm" svg:x="12.2cm" svg:y="3.1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888cm" svg:y1="3.138cm" svg:x2="12.888cm" svg:y2="3.815cm">
          <text:p/>
        </draw:line>
        <draw:line draw:style-name="gr6" draw:text-style-name="P3" draw:layer="layout" svg:x1="13.638cm" svg:y1="3.138cm" svg:x2="13.638cm" svg:y2="3.815cm">
          <text:p/>
        </draw:line>
        <draw:line draw:style-name="gr6" draw:text-style-name="P3" draw:layer="layout" svg:x1="14.263cm" svg:y1="3.138cm" svg:x2="14.263cm" svg:y2="3.815cm">
          <text:p/>
        </draw:line>
        <draw:line draw:style-name="gr6" draw:text-style-name="P3" draw:layer="layout" svg:x1="14.95cm" svg:y1="3.138cm" svg:x2="14.95cm" svg:y2="3.815cm">
          <text:p/>
        </draw:line>
        <draw:line draw:style-name="gr6" draw:text-style-name="P3" draw:layer="layout" svg:x1="15.7cm" svg:y1="3.138cm" svg:x2="15.7cm" svg:y2="3.815cm">
          <text:p/>
        </draw:line>
        <draw:line draw:style-name="gr6" draw:text-style-name="P3" draw:layer="layout" svg:x1="16.45cm" svg:y1="3.138cm" svg:x2="16.45cm" svg:y2="3.815cm">
          <text:p/>
        </draw:line>
        <draw:custom-shape draw:style-name="gr5" draw:text-style-name="P2" draw:layer="layout" svg:width="5cm" svg:height="0.677cm" svg:x="12.2cm" svg:y="3.1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888cm" svg:y1="3.138cm" svg:x2="12.888cm" svg:y2="3.815cm">
          <text:p/>
        </draw:line>
        <draw:line draw:style-name="gr6" draw:text-style-name="P3" draw:layer="layout" svg:x1="13.638cm" svg:y1="3.138cm" svg:x2="13.638cm" svg:y2="3.815cm">
          <text:p/>
        </draw:line>
        <draw:line draw:style-name="gr6" draw:text-style-name="P3" draw:layer="layout" svg:x1="14.263cm" svg:y1="3.138cm" svg:x2="14.263cm" svg:y2="3.815cm">
          <text:p/>
        </draw:line>
        <draw:line draw:style-name="gr6" draw:text-style-name="P3" draw:layer="layout" svg:x1="14.95cm" svg:y1="3.138cm" svg:x2="14.95cm" svg:y2="3.815cm">
          <text:p/>
        </draw:line>
        <draw:line draw:style-name="gr6" draw:text-style-name="P3" draw:layer="layout" svg:x1="15.7cm" svg:y1="3.138cm" svg:x2="15.7cm" svg:y2="3.815cm">
          <text:p/>
        </draw:line>
        <draw:line draw:style-name="gr6" draw:text-style-name="P3" draw:layer="layout" svg:x1="16.45cm" svg:y1="3.138cm" svg:x2="16.45cm" svg:y2="3.815cm">
          <text:p/>
        </draw:line>
        <draw:custom-shape draw:style-name="gr9" draw:text-style-name="P3" draw:layer="layout" svg:width="2.75cm" svg:height="1.3cm" svg:x="12.2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0.677cm" svg:x="12.2cm" svg:y="4.5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888cm" svg:y1="4.538cm" svg:x2="12.888cm" svg:y2="5.215cm">
          <text:p/>
        </draw:line>
        <draw:line draw:style-name="gr6" draw:text-style-name="P3" draw:layer="layout" svg:x1="13.638cm" svg:y1="4.538cm" svg:x2="13.638cm" svg:y2="5.215cm">
          <text:p/>
        </draw:line>
        <draw:line draw:style-name="gr6" draw:text-style-name="P3" draw:layer="layout" svg:x1="14.263cm" svg:y1="4.538cm" svg:x2="14.263cm" svg:y2="5.215cm">
          <text:p/>
        </draw:line>
        <draw:line draw:style-name="gr6" draw:text-style-name="P3" draw:layer="layout" svg:x1="14.95cm" svg:y1="4.538cm" svg:x2="14.95cm" svg:y2="5.215cm">
          <text:p/>
        </draw:line>
        <draw:line draw:style-name="gr6" draw:text-style-name="P3" draw:layer="layout" svg:x1="15.7cm" svg:y1="4.538cm" svg:x2="15.7cm" svg:y2="5.215cm">
          <text:p/>
        </draw:line>
        <draw:line draw:style-name="gr6" draw:text-style-name="P3" draw:layer="layout" svg:x1="16.45cm" svg:y1="4.538cm" svg:x2="16.45cm" svg:y2="5.215cm">
          <text:p/>
        </draw:line>
        <draw:custom-shape draw:style-name="gr5" draw:text-style-name="P2" draw:layer="layout" svg:width="5cm" svg:height="0.677cm" svg:x="12.2cm" svg:y="4.5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888cm" svg:y1="4.538cm" svg:x2="12.888cm" svg:y2="5.215cm">
          <text:p/>
        </draw:line>
        <draw:line draw:style-name="gr6" draw:text-style-name="P3" draw:layer="layout" svg:x1="13.638cm" svg:y1="4.538cm" svg:x2="13.638cm" svg:y2="5.215cm">
          <text:p/>
        </draw:line>
        <draw:line draw:style-name="gr6" draw:text-style-name="P3" draw:layer="layout" svg:x1="14.263cm" svg:y1="4.538cm" svg:x2="14.263cm" svg:y2="5.215cm">
          <text:p/>
        </draw:line>
        <draw:line draw:style-name="gr6" draw:text-style-name="P3" draw:layer="layout" svg:x1="14.95cm" svg:y1="4.538cm" svg:x2="14.95cm" svg:y2="5.215cm">
          <text:p/>
        </draw:line>
        <draw:line draw:style-name="gr6" draw:text-style-name="P3" draw:layer="layout" svg:x1="15.7cm" svg:y1="4.538cm" svg:x2="15.7cm" svg:y2="5.215cm">
          <text:p/>
        </draw:line>
        <draw:line draw:style-name="gr6" draw:text-style-name="P3" draw:layer="layout" svg:x1="16.45cm" svg:y1="4.538cm" svg:x2="16.45cm" svg:y2="5.215cm">
          <text:p/>
        </draw:line>
        <draw:custom-shape draw:style-name="gr9" draw:text-style-name="P3" draw:layer="layout" svg:width="2.75cm" svg:height="1.3cm" svg:x="12.85cm" svg:y="4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2:56:44.454512657</meta:creation-date>
    <dc:date>2018-03-05T13:28:44.330268485</dc:date>
    <meta:editing-duration>PT4S</meta:editing-duration>
    <meta:editing-cycles>1</meta:editing-cycles>
    <meta:generator>LibreOffice/5.1.6.2$Linux_x86 LibreOffice_project/10m0$Build-2</meta:generator>
    <meta:document-statistic meta:object-count="78"/>
  </office:meta>
</office:document-meta>
</file>